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18cm"/>
    </style:style>
    <style:style style:name="co2" style:family="table-column">
      <style:table-column-properties fo:break-before="auto" style:column-width="2.492cm"/>
    </style:style>
    <style:style style:name="co3" style:family="table-column">
      <style:table-column-properties fo:break-before="auto" style:column-width="1.526cm"/>
    </style:style>
    <style:style style:name="co4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0.69cm"/>
    </style:style>
    <style:style style:name="co7" style:family="table-column">
      <style:table-column-properties fo:break-before="auto" style:column-width="3.3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ext-properties fo:color="#6666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unkalap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ce2"/>
        <table:table-column table:style-name="co8" table:default-cell-style-name="ce2"/>
        <table:table-column table:style-name="co8" table:visibility="collapse" table:number-columns-repeated="2" table:default-cell-style-name="Default"/>
        <table:table-row table:style-name="ro1">
          <table:table-cell office:value-type="string" calcext:value-type="string">
            <text:p>Név</text:p>
          </table:table-cell>
          <table:table-cell office:value-type="string" calcext:value-type="string">
            <text:p>Gyűjtendő</text:p>
          </table:table-cell>
          <table:table-cell office:value-type="string" calcext:value-type="string">
            <text:p>Gyeleje</text:p>
          </table:table-cell>
          <table:table-cell office:value-type="string" calcext:value-type="string">
            <text:p>Gyvége</text:p>
          </table:table-cell>
          <table:table-cell office:value-type="string" calcext:value-type="string">
            <text:p>Gyido</text:p>
          </table:table-cell>
          <table:table-cell/>
          <table:table-cell office:value-type="string" calcext:value-type="string">
            <text:p>Legkorábban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átyolvirág</text:p>
          </table:table-cell>
          <table:table-cell table:style-name="ce1" office:value-type="string" calcext:value-type="string">
            <text:p>gyökér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formula="of:=IF([.C2]&lt;[.D2];[.D2]-[.C2];12-[.C2]+[.D2])+1" office:value-type="float" office:value="9" calcext:value-type="float">
            <text:p>9</text:p>
          </table:table-cell>
          <table:table-cell/>
          <table:table-cell table:formula="of:=MIN([.C2:.C41])" office:value-type="float" office:value="4" calcext:value-type="float">
            <text:p>4</text:p>
          </table:table-cell>
          <table:table-cell table:formula="of:=IF([.B2]=&quot;levél&quot;;[.D2];&quot;&quot;)">
            <text:p/>
          </table:table-cell>
          <table:table-cell table:style-name="ce2" office:value-type="string" calcext:value-type="string">
            <text:p>Gyűjtendő</text:p>
          </table:table-cell>
          <table:table-cell/>
        </table:table-row>
        <table:table-row table:style-name="ro1">
          <table:table-cell table:style-name="ce1" office:value-type="string" calcext:value-type="string">
            <text:p>Bojtorján</text:p>
          </table:table-cell>
          <table:table-cell table:style-name="ce1" office:value-type="string" calcext:value-type="string">
            <text:p>gyökér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formula="of:=IF([.C3]&lt;[.D3];[.D3]-[.C3];12-[.C3]+[.D3])+1" office:value-type="float" office:value="8" calcext:value-type="float">
            <text:p>8</text:p>
          </table:table-cell>
          <table:table-cell/>
          <table:table-cell office:value-type="string" calcext:value-type="string">
            <text:p>Levél legkésőbben:</text:p>
          </table:table-cell>
          <table:table-cell table:formula="of:=IF([.B3]=&quot;levél&quot;;[.D3];&quot;&quot;)">
            <text:p/>
          </table:table-cell>
          <table:table-cell table:style-name="ce2" office:value-type="string" calcext:value-type="string">
            <text:p>levél</text:p>
          </table:table-cell>
          <table:table-cell/>
        </table:table-row>
        <table:table-row table:style-name="ro1">
          <table:table-cell table:style-name="ce1" office:value-type="string" calcext:value-type="string">
            <text:p>Csillagpázsit</text:p>
          </table:table-cell>
          <table:table-cell table:style-name="ce1" office:value-type="string" calcext:value-type="string">
            <text:p>gyökértörz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formula="of:=IF([.C4]&lt;[.D4];[.D4]-[.C4];12-[.C4]+[.D4])+1" office:value-type="float" office:value="7" calcext:value-type="float">
            <text:p>7</text:p>
          </table:table-cell>
          <table:table-cell/>
          <table:table-cell table:formula="of:=MAX([.H2:.H41])" office:value-type="float" office:value="9" calcext:value-type="float">
            <text:p>9</text:p>
          </table:table-cell>
          <table:table-cell table:formula="of:=IF([.B4]=&quot;levél&quot;;[.D4];&quot;&quot;)">
            <text:p/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Édesgyökér</text:p>
          </table:table-cell>
          <table:table-cell table:style-name="ce1" office:value-type="string" calcext:value-type="string">
            <text:p>gyökér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formula="of:=IF([.C5]&lt;[.D5];[.D5]-[.C5];12-[.C5]+[.D5])+1" office:value-type="float" office:value="7" calcext:value-type="float">
            <text:p>7</text:p>
          </table:table-cell>
          <table:table-cell/>
          <table:table-cell office:value-type="string" calcext:value-type="string">
            <text:p>Leveles növények:</text:p>
          </table:table-cell>
          <table:table-cell table:formula="of:=IF([.B5]=&quot;levél&quot;;[.D5];&quot;&quot;)">
            <text:p/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bolya</text:p>
          </table:table-cell>
          <table:table-cell table:style-name="ce1" office:value-type="string" calcext:value-type="string">
            <text:p>levél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formula="of:=IF([.C6]&lt;[.D6];[.D6]-[.C6];12-[.C6]+[.D6])+1" office:value-type="float" office:value="7" calcext:value-type="float">
            <text:p>7</text:p>
          </table:table-cell>
          <table:table-cell/>
          <table:table-cell table:formula="of:=COUNTIF([.B2:.B41];&quot;levél&quot;)" office:value-type="float" office:value="13" calcext:value-type="float">
            <text:p>13</text:p>
          </table:table-cell>
          <table:table-cell table:formula="of:=IF([.B6]=&quot;levél&quot;;[.D6];&quot;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ehér fagyöngy</text:p>
          </table:table-cell>
          <table:table-cell table:style-name="ce1" office:value-type="string" calcext:value-type="string">
            <text:p>leveles hajtás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formula="of:=IF([.C7]&lt;[.D7];[.D7]-[.C7];12-[.C7]+[.D7])+1" office:value-type="float" office:value="6" calcext:value-type="float">
            <text:p>6</text:p>
          </table:table-cell>
          <table:table-cell table:number-columns-repeated="2"/>
          <table:table-cell table:formula="of:=IF([.B7]=&quot;levél&quot;;[.D7];&quot;&quot;)">
            <text:p/>
          </table:table-cell>
          <table:table-cell office:value-type="string" calcext:value-type="string">
            <text:p>Név</text:p>
          </table:table-cell>
          <table:table-cell office:value-type="string" calcext:value-type="string">
            <text:p>Gyűjtendő</text:p>
          </table:table-cell>
        </table:table-row>
        <table:table-row table:style-name="ro1">
          <table:table-cell table:style-name="ce1" office:value-type="string" calcext:value-type="string">
            <text:p>Akác</text:p>
          </table:table-cell>
          <table:table-cell table:style-name="ce1" office:value-type="string" calcext:value-type="string">
            <text:p>virág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formula="of:=IF([.C8]&lt;[.D8];[.D8]-[.C8];12-[.C8]+[.D8])+1" office:value-type="float" office:value="5" calcext:value-type="float">
            <text:p>5</text:p>
          </table:table-cell>
          <table:table-cell/>
          <table:table-cell table:formula="of:=IF([.I8]=&quot;&quot;;&quot;&quot;;[.I8])" office:value-type="string" office:string-value="Ibolya" calcext:value-type="string">
            <text:p>Ibolya</text:p>
          </table:table-cell>
          <table:table-cell table:formula="of:=IF([.B8]=&quot;levél&quot;;[.D8];&quot;&quot;)">
            <text:p/>
          </table:table-cell>
          <table:table-cell table:style-name="ce1" office:value-type="string" calcext:value-type="string">
            <text:p>Ibolya</text:p>
          </table:table-cell>
          <table:table-cell table:style-name="ce1" office:value-type="string" calcext:value-type="string">
            <text:p>levél</text:p>
          </table:table-cell>
        </table:table-row>
        <table:table-row table:style-name="ro1">
          <table:table-cell table:style-name="ce1" office:value-type="string" calcext:value-type="string">
            <text:p>Fekete áfonya</text:p>
          </table:table-cell>
          <table:table-cell table:style-name="ce1" office:value-type="string" calcext:value-type="string">
            <text:p>levé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formula="of:=IF([.C9]&lt;[.D9];[.D9]-[.C9];12-[.C9]+[.D9])+1" office:value-type="float" office:value="4" calcext:value-type="float">
            <text:p>4</text:p>
          </table:table-cell>
          <table:table-cell/>
          <table:table-cell table:formula="of:=IF([.I9]=&quot;&quot;;&quot;&quot;;[.I9])" office:value-type="string" office:string-value="Fekete áfonya" calcext:value-type="string">
            <text:p>Fekete áfonya</text:p>
          </table:table-cell>
          <table:table-cell table:formula="of:=IF([.B9]=&quot;levél&quot;;[.D9];&quot;&quot;)" office:value-type="float" office:value="9" calcext:value-type="float">
            <text:p>9</text:p>
          </table:table-cell>
          <table:table-cell table:style-name="ce1" office:value-type="string" calcext:value-type="string">
            <text:p>Fekete áfonya</text:p>
          </table:table-cell>
          <table:table-cell table:style-name="ce1" office:value-type="string" calcext:value-type="string">
            <text:p>levél</text:p>
          </table:table-cell>
        </table:table-row>
        <table:table-row table:style-name="ro1">
          <table:table-cell table:style-name="ce1" office:value-type="string" calcext:value-type="string">
            <text:p>Füstikefű</text:p>
          </table:table-cell>
          <table:table-cell table:style-name="ce1" office:value-type="string" calcext:value-type="string">
            <text:p>virágzó hajtá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formula="of:=IF([.C10]&lt;[.D10];[.D10]-[.C10];12-[.C10]+[.D10])+1" office:value-type="float" office:value="4" calcext:value-type="float">
            <text:p>4</text:p>
          </table:table-cell>
          <table:table-cell/>
          <table:table-cell table:formula="of:=IF([.I10]=&quot;&quot;;&quot;&quot;;[.I10])" office:value-type="string" office:string-value="Acsalapu" calcext:value-type="string">
            <text:p>Acsalapu</text:p>
          </table:table-cell>
          <table:table-cell table:formula="of:=IF([.B10]=&quot;levél&quot;;[.D10];&quot;&quot;)">
            <text:p/>
          </table:table-cell>
          <table:table-cell table:style-name="ce1" office:value-type="string" calcext:value-type="string">
            <text:p>Acsalapu</text:p>
          </table:table-cell>
          <table:table-cell table:style-name="ce1" office:value-type="string" calcext:value-type="string">
            <text:p>levél</text:p>
          </table:table-cell>
        </table:table-row>
        <table:table-row table:style-name="ro1">
          <table:table-cell table:style-name="ce1" office:value-type="string" calcext:value-type="string">
            <text:p>Gémorrfű</text:p>
          </table:table-cell>
          <table:table-cell table:style-name="ce1" office:value-type="string" calcext:value-type="string">
            <text:p>virágzó hajtá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formula="of:=IF([.C11]&lt;[.D11];[.D11]-[.C11];12-[.C11]+[.D11])+1" office:value-type="float" office:value="4" calcext:value-type="float">
            <text:p>4</text:p>
          </table:table-cell>
          <table:table-cell/>
          <table:table-cell table:formula="of:=IF([.I11]=&quot;&quot;;&quot;&quot;;[.I11])" office:value-type="string" office:string-value="Csalán" calcext:value-type="string">
            <text:p>Csalán</text:p>
          </table:table-cell>
          <table:table-cell table:formula="of:=IF([.B11]=&quot;levél&quot;;[.D11];&quot;&quot;)">
            <text:p/>
          </table:table-cell>
          <table:table-cell table:style-name="ce1" office:value-type="string" calcext:value-type="string">
            <text:p>Csalán</text:p>
          </table:table-cell>
          <table:table-cell table:style-name="ce1" office:value-type="string" calcext:value-type="string">
            <text:p>levél</text:p>
          </table:table-cell>
        </table:table-row>
        <table:table-row table:style-name="ro1">
          <table:table-cell table:style-name="ce1" office:value-type="string" calcext:value-type="string">
            <text:p>Acsalapu</text:p>
          </table:table-cell>
          <table:table-cell table:style-name="ce1" office:value-type="string" calcext:value-type="string">
            <text:p>levé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formula="of:=IF([.C12]&lt;[.D12];[.D12]-[.C12];12-[.C12]+[.D12])+1" office:value-type="float" office:value="3" calcext:value-type="float">
            <text:p>3</text:p>
          </table:table-cell>
          <table:table-cell/>
          <table:table-cell table:formula="of:=IF([.I12]=&quot;&quot;;&quot;&quot;;[.I12])" office:value-type="string" office:string-value="Cserszömörce" calcext:value-type="string">
            <text:p>Cserszömörce</text:p>
          </table:table-cell>
          <table:table-cell table:formula="of:=IF([.B12]=&quot;levél&quot;;[.D12];&quot;&quot;)" office:value-type="float" office:value="8" calcext:value-type="float">
            <text:p>8</text:p>
          </table:table-cell>
          <table:table-cell table:style-name="ce1" office:value-type="string" calcext:value-type="string">
            <text:p>Cserszömörce</text:p>
          </table:table-cell>
          <table:table-cell table:style-name="ce1" office:value-type="string" calcext:value-type="string">
            <text:p>levél</text:p>
          </table:table-cell>
        </table:table-row>
        <table:table-row table:style-name="ro1">
          <table:table-cell table:style-name="ce1" office:value-type="string" calcext:value-type="string">
            <text:p>Apróbojtorjánfű</text:p>
          </table:table-cell>
          <table:table-cell table:style-name="ce1" office:value-type="string" calcext:value-type="string">
            <text:p>virágzó hajtá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formula="of:=IF([.C13]&lt;[.D13];[.D13]-[.C13];12-[.C13]+[.D13])+1" office:value-type="float" office:value="3" calcext:value-type="float">
            <text:p>3</text:p>
          </table:table-cell>
          <table:table-cell/>
          <table:table-cell table:formula="of:=IF([.I13]=&quot;&quot;;&quot;&quot;;[.I13])" office:value-type="string" office:string-value="Diófa" calcext:value-type="string">
            <text:p>Diófa</text:p>
          </table:table-cell>
          <table:table-cell table:formula="of:=IF([.B13]=&quot;levél&quot;;[.D13];&quot;&quot;)">
            <text:p/>
          </table:table-cell>
          <table:table-cell table:style-name="ce1" office:value-type="string" calcext:value-type="string">
            <text:p>Diófa</text:p>
          </table:table-cell>
          <table:table-cell table:style-name="ce1" office:value-type="string" calcext:value-type="string">
            <text:p>levél</text:p>
          </table:table-cell>
        </table:table-row>
        <table:table-row table:style-name="ro1">
          <table:table-cell table:style-name="ce1" office:value-type="string" calcext:value-type="string">
            <text:p>Bakfű</text:p>
          </table:table-cell>
          <table:table-cell table:style-name="ce1" office:value-type="string" calcext:value-type="string">
            <text:p>virágzó hajtá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formula="of:=IF([.C14]&lt;[.D14];[.D14]-[.C14];12-[.C14]+[.D14])+1" office:value-type="float" office:value="3" calcext:value-type="float">
            <text:p>3</text:p>
          </table:table-cell>
          <table:table-cell/>
          <table:table-cell table:formula="of:=IF([.I14]=&quot;&quot;;&quot;&quot;;[.I14])" office:value-type="string" office:string-value="Fehér mályva" calcext:value-type="string">
            <text:p>Fehér mályva</text:p>
          </table:table-cell>
          <table:table-cell table:formula="of:=IF([.B14]=&quot;levél&quot;;[.D14];&quot;&quot;)">
            <text:p/>
          </table:table-cell>
          <table:table-cell table:style-name="ce1" office:value-type="string" calcext:value-type="string">
            <text:p>Fehér mályva</text:p>
          </table:table-cell>
          <table:table-cell table:style-name="ce1" office:value-type="string" calcext:value-type="string">
            <text:p>levél</text:p>
          </table:table-cell>
        </table:table-row>
        <table:table-row table:style-name="ro1">
          <table:table-cell table:style-name="ce1" office:value-type="string" calcext:value-type="string">
            <text:p>Boróka</text:p>
          </table:table-cell>
          <table:table-cell table:style-name="ce1" office:value-type="string" calcext:value-type="string">
            <text:p>termé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formula="of:=IF([.C15]&lt;[.D15];[.D15]-[.C15];12-[.C15]+[.D15])+1" office:value-type="float" office:value="3" calcext:value-type="float">
            <text:p>3</text:p>
          </table:table-cell>
          <table:table-cell/>
          <table:table-cell table:formula="of:=IF([.I15]=&quot;&quot;;&quot;&quot;;[.I15])" office:value-type="string" office:string-value="Fekete nadálytő" calcext:value-type="string">
            <text:p>Fekete nadálytő</text:p>
          </table:table-cell>
          <table:table-cell table:formula="of:=IF([.B15]=&quot;levél&quot;;[.D15];&quot;&quot;)">
            <text:p/>
          </table:table-cell>
          <table:table-cell table:style-name="ce1" office:value-type="string" calcext:value-type="string">
            <text:p>Fekete nadálytő</text:p>
          </table:table-cell>
          <table:table-cell table:style-name="ce1" office:value-type="string" calcext:value-type="string">
            <text:p>levél</text:p>
          </table:table-cell>
        </table:table-row>
        <table:table-row table:style-name="ro1">
          <table:table-cell table:style-name="ce1" office:value-type="string" calcext:value-type="string">
            <text:p>Csalán</text:p>
          </table:table-cell>
          <table:table-cell table:style-name="ce1" office:value-type="string" calcext:value-type="string">
            <text:p>levé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formula="of:=IF([.C16]&lt;[.D16];[.D16]-[.C16];12-[.C16]+[.D16])+1" office:value-type="float" office:value="3" calcext:value-type="float">
            <text:p>3</text:p>
          </table:table-cell>
          <table:table-cell/>
          <table:table-cell table:formula="of:=IF([.I16]=&quot;&quot;;&quot;&quot;;[.I16])" office:value-type="string" office:string-value="Fekete ürömfű" calcext:value-type="string">
            <text:p>Fekete ürömfű</text:p>
          </table:table-cell>
          <table:table-cell table:formula="of:=IF([.B16]=&quot;levél&quot;;[.D16];&quot;&quot;)" office:value-type="float" office:value="9" calcext:value-type="float">
            <text:p>9</text:p>
          </table:table-cell>
          <table:table-cell table:style-name="ce1" office:value-type="string" calcext:value-type="string">
            <text:p>Fekete ürömfű</text:p>
          </table:table-cell>
          <table:table-cell table:style-name="ce1" office:value-type="string" calcext:value-type="string">
            <text:p>levél</text:p>
          </table:table-cell>
        </table:table-row>
        <table:table-row table:style-name="ro1">
          <table:table-cell table:style-name="ce1" office:value-type="string" calcext:value-type="string">
            <text:p>Csarab</text:p>
          </table:table-cell>
          <table:table-cell table:style-name="ce1" office:value-type="string" calcext:value-type="string">
            <text:p>virágzó hajtá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formula="of:=IF([.C17]&lt;[.D17];[.D17]-[.C17];12-[.C17]+[.D17])+1" office:value-type="float" office:value="3" calcext:value-type="float">
            <text:p>3</text:p>
          </table:table-cell>
          <table:table-cell/>
          <table:table-cell table:formula="of:=IF([.I17]=&quot;&quot;;&quot;&quot;;[.I17])" office:value-type="string" office:string-value="Gyermekláncfű" calcext:value-type="string">
            <text:p>Gyermekláncfű</text:p>
          </table:table-cell>
          <table:table-cell table:formula="of:=IF([.B17]=&quot;levél&quot;;[.D17];&quot;&quot;)">
            <text:p/>
          </table:table-cell>
          <table:table-cell table:style-name="ce1" office:value-type="string" calcext:value-type="string">
            <text:p>Gyermekláncfű</text:p>
          </table:table-cell>
          <table:table-cell table:style-name="ce1" office:value-type="string" calcext:value-type="string">
            <text:p>levél</text:p>
          </table:table-cell>
        </table:table-row>
        <table:table-row table:style-name="ro1">
          <table:table-cell table:style-name="ce1" office:value-type="string" calcext:value-type="string">
            <text:p>Cserszömörce</text:p>
          </table:table-cell>
          <table:table-cell table:style-name="ce1" office:value-type="string" calcext:value-type="string">
            <text:p>levé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formula="of:=IF([.C18]&lt;[.D18];[.D18]-[.C18];12-[.C18]+[.D18])+1" office:value-type="float" office:value="3" calcext:value-type="float">
            <text:p>3</text:p>
          </table:table-cell>
          <table:table-cell/>
          <table:table-cell table:formula="of:=IF([.I18]=&quot;&quot;;&quot;&quot;;[.I18])" office:value-type="string" office:string-value="Fehér üröm" calcext:value-type="string">
            <text:p>Fehér üröm</text:p>
          </table:table-cell>
          <table:table-cell table:formula="of:=IF([.B18]=&quot;levél&quot;;[.D18];&quot;&quot;)" office:value-type="float" office:value="8" calcext:value-type="float">
            <text:p>8</text:p>
          </table:table-cell>
          <table:table-cell table:style-name="ce1" office:value-type="string" calcext:value-type="string">
            <text:p>Fehér üröm</text:p>
          </table:table-cell>
          <table:table-cell table:style-name="ce1" office:value-type="string" calcext:value-type="string">
            <text:p>levél</text:p>
          </table:table-cell>
        </table:table-row>
        <table:table-row table:style-name="ro1">
          <table:table-cell table:style-name="ce1" office:value-type="string" calcext:value-type="string">
            <text:p>Csipkerózsa</text:p>
          </table:table-cell>
          <table:table-cell table:style-name="ce1" office:value-type="string" calcext:value-type="string">
            <text:p>áltermé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formula="of:=IF([.C19]&lt;[.D19];[.D19]-[.C19];12-[.C19]+[.D19])+1" office:value-type="float" office:value="3" calcext:value-type="float">
            <text:p>3</text:p>
          </table:table-cell>
          <table:table-cell/>
          <table:table-cell table:formula="of:=IF([.I19]=&quot;&quot;;&quot;&quot;;[.I19])" office:value-type="string" office:string-value="Fekete ribizli" calcext:value-type="string">
            <text:p>Fekete ribizli</text:p>
          </table:table-cell>
          <table:table-cell table:formula="of:=IF([.B19]=&quot;levél&quot;;[.D19];&quot;&quot;)">
            <text:p/>
          </table:table-cell>
          <table:table-cell table:style-name="ce1" office:value-type="string" calcext:value-type="string">
            <text:p>Fekete ribizli</text:p>
          </table:table-cell>
          <table:table-cell table:style-name="ce1" office:value-type="string" calcext:value-type="string">
            <text:p>levél</text:p>
          </table:table-cell>
        </table:table-row>
        <table:table-row table:style-name="ro1">
          <table:table-cell table:style-name="ce1" office:value-type="string" calcext:value-type="string">
            <text:p>Csombormenta</text:p>
          </table:table-cell>
          <table:table-cell table:style-name="ce1" office:value-type="string" calcext:value-type="string">
            <text:p>virágzó hajtá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formula="of:=IF([.C20]&lt;[.D20];[.D20]-[.C20];12-[.C20]+[.D20])+1" office:value-type="float" office:value="3" calcext:value-type="float">
            <text:p>3</text:p>
          </table:table-cell>
          <table:table-cell/>
          <table:table-cell table:formula="of:=IF([.I20]=&quot;&quot;;&quot;&quot;;[.I20])" office:value-type="string" office:string-value="Gyöngyvirág" calcext:value-type="string">
            <text:p>Gyöngyvirág</text:p>
          </table:table-cell>
          <table:table-cell table:formula="of:=IF([.B20]=&quot;levél&quot;;[.D20];&quot;&quot;)">
            <text:p/>
          </table:table-cell>
          <table:table-cell table:style-name="ce1" office:value-type="string" calcext:value-type="string">
            <text:p>Gyöngyvirág</text:p>
          </table:table-cell>
          <table:table-cell table:style-name="ce1" office:value-type="string" calcext:value-type="string">
            <text:p>levél</text:p>
          </table:table-cell>
        </table:table-row>
        <table:table-row table:style-name="ro1">
          <table:table-cell table:style-name="ce1" office:value-type="string" calcext:value-type="string">
            <text:p>Diófa</text:p>
          </table:table-cell>
          <table:table-cell table:style-name="ce1" office:value-type="string" calcext:value-type="string">
            <text:p>levé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formula="of:=IF([.C21]&lt;[.D21];[.D21]-[.C21];12-[.C21]+[.D21])+1" office:value-type="float" office:value="3" calcext:value-type="float">
            <text:p>3</text:p>
          </table:table-cell>
          <table:table-cell/>
          <table:table-cell table:formula="of:=IF([.I21]=&quot;&quot;;&quot;&quot;;[.I21])">
            <text:p/>
          </table:table-cell>
          <table:table-cell table:formula="of:=IF([.B21]=&quot;levél&quot;;[.D21];&quot;&quot;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zerjófű</text:p>
          </table:table-cell>
          <table:table-cell table:style-name="ce1" office:value-type="string" calcext:value-type="string">
            <text:p>virágzó hajtá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formula="of:=IF([.C22]&lt;[.D22];[.D22]-[.C22];12-[.C22]+[.D22])+1" office:value-type="float" office:value="3" calcext:value-type="float">
            <text:p>3</text:p>
          </table:table-cell>
          <table:table-cell/>
          <table:table-cell table:formula="of:=IF([.I22]=&quot;&quot;;&quot;&quot;;[.I22])">
            <text:p/>
          </table:table-cell>
          <table:table-cell table:formula="of:=IF([.B22]=&quot;levél&quot;;[.D22];&quot;&quot;)">
            <text:p/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algyomfű</text:p>
          </table:table-cell>
          <table:table-cell table:style-name="ce1" office:value-type="string" calcext:value-type="string">
            <text:p>virágzó hajtá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formula="of:=IF([.C23]&lt;[.D23];[.D23]-[.C23];12-[.C23]+[.D23])+1" office:value-type="float" office:value="3" calcext:value-type="float">
            <text:p>3</text:p>
          </table:table-cell>
          <table:table-cell/>
          <table:table-cell table:formula="of:=IF([.I23]=&quot;&quot;;&quot;&quot;;[.I23])">
            <text:p/>
          </table:table-cell>
          <table:table-cell table:formula="of:=IF([.B23]=&quot;levél&quot;;[.D23];&quot;&quot;)">
            <text:p/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ehér mályva</text:p>
          </table:table-cell>
          <table:table-cell table:style-name="ce1" office:value-type="string" calcext:value-type="string">
            <text:p>levé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formula="of:=IF([.C24]&lt;[.D24];[.D24]-[.C24];12-[.C24]+[.D24])+1" office:value-type="float" office:value="3" calcext:value-type="float">
            <text:p>3</text:p>
          </table:table-cell>
          <table:table-cell/>
          <table:table-cell table:formula="of:=IF([.I24]=&quot;&quot;;&quot;&quot;;[.I24])">
            <text:p/>
          </table:table-cell>
          <table:table-cell table:formula="of:=IF([.B24]=&quot;levél&quot;;[.D24];&quot;&quot;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ekete nadálytő</text:p>
          </table:table-cell>
          <table:table-cell table:style-name="ce1" office:value-type="string" calcext:value-type="string">
            <text:p>levé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formula="of:=IF([.C25]&lt;[.D25];[.D25]-[.C25];12-[.C25]+[.D25])+1" office:value-type="float" office:value="3" calcext:value-type="float">
            <text:p>3</text:p>
          </table:table-cell>
          <table:table-cell/>
          <table:table-cell table:formula="of:=IF([.I25]=&quot;&quot;;&quot;&quot;;[.I25])">
            <text:p/>
          </table:table-cell>
          <table:table-cell table:formula="of:=IF([.B25]=&quot;levél&quot;;[.D25];&quot;&quot;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ekete ürömfű</text:p>
          </table:table-cell>
          <table:table-cell table:style-name="ce1" office:value-type="string" calcext:value-type="string">
            <text:p>levé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formula="of:=IF([.C26]&lt;[.D26];[.D26]-[.C26];12-[.C26]+[.D26])+1" office:value-type="float" office:value="3" calcext:value-type="float">
            <text:p>3</text:p>
          </table:table-cell>
          <table:table-cell/>
          <table:table-cell table:formula="of:=IF([.I26]=&quot;&quot;;&quot;&quot;;[.I26])">
            <text:p/>
          </table:table-cell>
          <table:table-cell table:formula="of:=IF([.B26]=&quot;levél&quot;;[.D26];&quot;&quot;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ólyaorrfű</text:p>
          </table:table-cell>
          <table:table-cell table:style-name="ce1" office:value-type="string" calcext:value-type="string">
            <text:p>virágzó hajtá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formula="of:=IF([.C27]&lt;[.D27];[.D27]-[.C27];12-[.C27]+[.D27])+1" office:value-type="float" office:value="3" calcext:value-type="float">
            <text:p>3</text:p>
          </table:table-cell>
          <table:table-cell/>
          <table:table-cell table:formula="of:=IF([.I27]=&quot;&quot;;&quot;&quot;;[.I27])">
            <text:p/>
          </table:table-cell>
          <table:table-cell table:formula="of:=IF([.B27]=&quot;levél&quot;;[.D27];&quot;&quot;)">
            <text:p/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yermekláncfű</text:p>
          </table:table-cell>
          <table:table-cell table:style-name="ce1" office:value-type="string" calcext:value-type="string">
            <text:p>levé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formula="of:=IF([.C28]&lt;[.D28];[.D28]-[.C28];12-[.C28]+[.D28])+1" office:value-type="float" office:value="3" calcext:value-type="float">
            <text:p>3</text:p>
          </table:table-cell>
          <table:table-cell/>
          <table:table-cell table:formula="of:=IF([.I28]=&quot;&quot;;&quot;&quot;;[.I28])">
            <text:p/>
          </table:table-cell>
          <table:table-cell table:formula="of:=IF([.B28]=&quot;levél&quot;;[.D28];&quot;&quot;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ranyvesszőfű</text:p>
          </table:table-cell>
          <table:table-cell table:style-name="ce1" office:value-type="string" calcext:value-type="string">
            <text:p>virágzó hajtá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formula="of:=IF([.C29]&lt;[.D29];[.D29]-[.C29];12-[.C29]+[.D29])+1" office:value-type="float" office:value="2" calcext:value-type="float">
            <text:p>2</text:p>
          </table:table-cell>
          <table:table-cell/>
          <table:table-cell table:formula="of:=IF([.I29]=&quot;&quot;;&quot;&quot;;[.I29])">
            <text:p/>
          </table:table-cell>
          <table:table-cell table:formula="of:=IF([.B29]=&quot;levél&quot;;[.D29];&quot;&quot;)">
            <text:p/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erkenye</text:p>
          </table:table-cell>
          <table:table-cell table:style-name="ce1" office:value-type="string" calcext:value-type="string">
            <text:p>termé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formula="of:=IF([.C30]&lt;[.D30];[.D30]-[.C30];12-[.C30]+[.D30])+1" office:value-type="float" office:value="2" calcext:value-type="float">
            <text:p>2</text:p>
          </table:table-cell>
          <table:table-cell/>
          <table:table-cell table:formula="of:=IF([.I30]=&quot;&quot;;&quot;&quot;;[.I30])">
            <text:p/>
          </table:table-cell>
          <table:table-cell table:formula="of:=IF([.B30]=&quot;levél&quot;;[.D30];&quot;&quot;)">
            <text:p/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dza</text:p>
          </table:table-cell>
          <table:table-cell table:style-name="ce1" office:value-type="string" calcext:value-type="string">
            <text:p>virágza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formula="of:=IF([.C31]&lt;[.D31];[.D31]-[.C31];12-[.C31]+[.D31])+1" office:value-type="float" office:value="2" calcext:value-type="float">
            <text:p>2</text:p>
          </table:table-cell>
          <table:table-cell/>
          <table:table-cell table:formula="of:=IF([.I31]=&quot;&quot;;&quot;&quot;;[.I31])">
            <text:p/>
          </table:table-cell>
          <table:table-cell table:formula="of:=IF([.B31]=&quot;levél&quot;;[.D31];&quot;&quot;)">
            <text:p/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ecskefű</text:p>
          </table:table-cell>
          <table:table-cell table:style-name="ce1" office:value-type="string" calcext:value-type="string">
            <text:p>virágzó hajtá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formula="of:=IF([.C32]&lt;[.D32];[.D32]-[.C32];12-[.C32]+[.D32])+1" office:value-type="float" office:value="2" calcext:value-type="float">
            <text:p>2</text:p>
          </table:table-cell>
          <table:table-cell/>
          <table:table-cell table:formula="of:=IF([.I32]=&quot;&quot;;&quot;&quot;;[.I32])">
            <text:p/>
          </table:table-cell>
          <table:table-cell table:formula="of:=IF([.B32]=&quot;levél&quot;;[.D32];&quot;&quot;)">
            <text:p/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ehér árvacsalán</text:p>
          </table:table-cell>
          <table:table-cell table:style-name="ce1" office:value-type="string" calcext:value-type="string">
            <text:p>virág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formula="of:=IF([.C33]&lt;[.D33];[.D33]-[.C33];12-[.C33]+[.D33])+1" office:value-type="float" office:value="2" calcext:value-type="float">
            <text:p>2</text:p>
          </table:table-cell>
          <table:table-cell/>
          <table:table-cell table:formula="of:=IF([.I33]=&quot;&quot;;&quot;&quot;;[.I33])">
            <text:p/>
          </table:table-cell>
          <table:table-cell table:formula="of:=IF([.B33]=&quot;levél&quot;;[.D33];&quot;&quot;)">
            <text:p/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ehér üröm</text:p>
          </table:table-cell>
          <table:table-cell table:style-name="ce1" office:value-type="string" calcext:value-type="string">
            <text:p>levé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formula="of:=IF([.C34]&lt;[.D34];[.D34]-[.C34];12-[.C34]+[.D34])+1" office:value-type="float" office:value="2" calcext:value-type="float">
            <text:p>2</text:p>
          </table:table-cell>
          <table:table-cell/>
          <table:table-cell table:formula="of:=IF([.I34]=&quot;&quot;;&quot;&quot;;[.I34])">
            <text:p/>
          </table:table-cell>
          <table:table-cell table:formula="of:=IF([.B34]=&quot;levél&quot;;[.D34];&quot;&quot;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ekete ribizli</text:p>
          </table:table-cell>
          <table:table-cell table:style-name="ce1" office:value-type="string" calcext:value-type="string">
            <text:p>levé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formula="of:=IF([.C35]&lt;[.D35];[.D35]-[.C35];12-[.C35]+[.D35])+1" office:value-type="float" office:value="2" calcext:value-type="float">
            <text:p>2</text:p>
          </table:table-cell>
          <table:table-cell/>
          <table:table-cell table:formula="of:=IF([.I35]=&quot;&quot;;&quot;&quot;;[.I35])">
            <text:p/>
          </table:table-cell>
          <table:table-cell table:formula="of:=IF([.B35]=&quot;levél&quot;;[.D35];&quot;&quot;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alagonya</text:p>
          </table:table-cell>
          <table:table-cell table:style-name="ce1" office:value-type="string" calcext:value-type="string">
            <text:p>virág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formula="of:=IF([.C36]&lt;[.D36];[.D36]-[.C36];12-[.C36]+[.D36])+1" office:value-type="float" office:value="2" calcext:value-type="float">
            <text:p>2</text:p>
          </table:table-cell>
          <table:table-cell/>
          <table:table-cell table:formula="of:=IF([.I36]=&quot;&quot;;&quot;&quot;;[.I36])">
            <text:p/>
          </table:table-cell>
          <table:table-cell table:formula="of:=IF([.B36]=&quot;levél&quot;;[.D36];&quot;&quot;)">
            <text:p/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yöngyvirág</text:p>
          </table:table-cell>
          <table:table-cell table:style-name="ce1" office:value-type="string" calcext:value-type="string">
            <text:p>levé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formula="of:=IF([.C37]&lt;[.D37];[.D37]-[.C37];12-[.C37]+[.D37])+1" office:value-type="float" office:value="2" calcext:value-type="float">
            <text:p>2</text:p>
          </table:table-cell>
          <table:table-cell/>
          <table:table-cell table:formula="of:=IF([.I37]=&quot;&quot;;&quot;&quot;;[.I37])">
            <text:p/>
          </table:table-cell>
          <table:table-cell table:formula="of:=IF([.B37]=&quot;levél&quot;;[.D37];&quot;&quot;)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Gyujtoványfű</text:p>
          </table:table-cell>
          <table:table-cell table:style-name="ce1" office:value-type="string" calcext:value-type="string">
            <text:p>virágzó hajtá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formula="of:=IF([.C38]&lt;[.D38];[.D38]-[.C38];12-[.C38]+[.D38])+1" office:value-type="float" office:value="2" calcext:value-type="float">
            <text:p>2</text:p>
          </table:table-cell>
          <table:table-cell/>
          <table:table-cell table:formula="of:=IF([.I38]=&quot;&quot;;&quot;&quot;;[.I38])">
            <text:p/>
          </table:table-cell>
          <table:table-cell table:formula="of:=IF([.B38]=&quot;levél&quot;;[.D38];&quot;&quot;)">
            <text:p/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ársfa</text:p>
          </table:table-cell>
          <table:table-cell table:style-name="ce1" office:value-type="string" calcext:value-type="string">
            <text:p>virágza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formula="of:=IF([.C39]&lt;[.D39];[.D39]-[.C39];12-[.C39]+[.D39])+1" office:value-type="float" office:value="2" calcext:value-type="float">
            <text:p>2</text:p>
          </table:table-cell>
          <table:table-cell/>
          <table:table-cell table:formula="of:=IF([.I39]=&quot;&quot;;&quot;&quot;;[.I39])">
            <text:p/>
          </table:table-cell>
          <table:table-cell table:formula="of:=IF([.B39]=&quot;levél&quot;;[.D39];&quot;&quot;)">
            <text:p/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omoki gyopár</text:p>
          </table:table-cell>
          <table:table-cell table:style-name="ce1" office:value-type="string" calcext:value-type="string">
            <text:p>virágza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formula="of:=IF([.C40]&lt;[.D40];[.D40]-[.C40];12-[.C40]+[.D40])+1" office:value-type="float" office:value="2" calcext:value-type="float">
            <text:p>2</text:p>
          </table:table-cell>
          <table:table-cell/>
          <table:table-cell table:formula="of:=IF([.I40]=&quot;&quot;;&quot;&quot;;[.I40])">
            <text:p/>
          </table:table-cell>
          <table:table-cell table:formula="of:=IF([.B40]=&quot;levél&quot;;[.D40];&quot;&quot;)">
            <text:p/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Iglic</text:p>
          </table:table-cell>
          <table:table-cell table:style-name="ce1" office:value-type="string" calcext:value-type="string">
            <text:p>virágzó hajtá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formula="of:=IF([.C41]&lt;[.D41];[.D41]-[.C41];12-[.C41]+[.D41])+1" office:value-type="float" office:value="2" calcext:value-type="float">
            <text:p>2</text:p>
          </table:table-cell>
          <table:table-cell/>
          <table:table-cell table:formula="of:=IF([.I41]=&quot;&quot;;&quot;&quot;;[.I41])">
            <text:p/>
          </table:table-cell>
          <table:table-cell table:formula="of:=IF([.B41]=&quot;levél&quot;;[.D41];&quot;&quot;)">
            <text:p/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I42]=&quot;&quot;;&quot;&quot;;[.I42])">
            <text:p/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formula="of:=IF([.I43]=&quot;&quot;;&quot;&quot;;[.I43])">
            <text:p/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formula="of:=IF([.I44]=&quot;&quot;;&quot;&quot;;[.I44])">
            <text:p/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IF([.I45]=&quot;&quot;;&quot;&quot;;[.I45])">
            <text:p/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IF([.I46]=&quot;&quot;;&quot;&quot;;[.I46])">
            <text:p/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IF([.I47]=&quot;&quot;;&quot;&quot;;[.I47])">
            <text:p/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IF([.I48]=&quot;&quot;;&quot;&quot;;[.I48])">
            <text:p/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IF([.I49]=&quot;&quot;;&quot;&quot;;[.I49])">
            <text:p/>
          </table:table-cell>
          <table:table-cell table:number-columns-repeated="3"/>
        </table:table-row>
        <table:table-row table:style-name="ro1" table:number-rows-repeated="104852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unkalap2" table:style-name="ta1">
        <table:shapes>
          <draw:frame draw:z-index="0" draw:style-name="gr1" draw:text-style-name="P1" svg:width="31.357cm" svg:height="13.945cm" svg:x="0.001cm" svg:y="0.001cm">
            <draw:object draw:notify-on-update-of-ranges="Munkalap1.A2:Munkalap1.A41 Munkalap2.A2:Munkalap2.A2 Munkalap1.C2:Munkalap1.C41 Munkalap2.A1:Munkalap2.A1 Munkalap1.E2:Munkalap1.E4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row table:style-name="ro1">
          <table:table-cell office:value-type="string" calcext:value-type="string">
            <text:p>Gyűjtési időszak</text:p>
          </table:table-cell>
        </table:table-row>
      </table:table>
      <table:named-expressions>
        <table:named-range table:name="Felt" table:base-cell-address="$Munkalap1.$H$43" table:cell-range-address="$Munkalap1.$I$2:.$I$3"/>
        <table:named-range table:name="Leveles" table:base-cell-address="$Munkalap1.$G$8" table:cell-range-address="$Munkalap1.$G$8:.$G$49"/>
        <table:named-range table:name="Nev" table:base-cell-address="$Munkalap1.$A$2" table:cell-range-address="$Munkalap1.$A$2:.$A$41"/>
      </table:named-expressions>
      <table:database-ranges>
        <table:database-range table:name="__Anonymous_Sheet_DB__0" table:target-range-address="Munkalap1.I7:Munkalap1.J20"/>
      </table:database-ranges>
      <table:consolidation table:function="countnums" table:source-cell-range-addresses="Munkalap1.A2:Munkalap1.A41" table:target-cell-address="Munkalap1.G8" table:use-label="both" table:link-to-source-data="true"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hu" fo:country="H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Gyógynövény</text:p>
        </style:region-left>
        <style:region-right>
          <text:p><text:date style:data-style-name="N2" text:date-value="2016-10-09">0000.00.00</text:date></text:p>
        </style:region-right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9">0000.00.00</text:date>, <text:time style:data-style-name="N2" text:time-value="0000-00-00T00:00:01.336299584"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Windows_x86 LibreOffice_project/89ea49ddacd9aa532507cbf852f2bb22b1ace28</meta:generator>
    <dc:date>2016-10-09T11:22:10.813000000</dc:date>
    <meta:editing-duration>PT1H25M59S</meta:editing-duration>
    <meta:editing-cycles>5</meta:editing-cycles>
    <meta:document-statistic meta:table-count="2" meta:cell-count="324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gap-width="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ffff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358cm" svg:height="13.946cm" xlink:href=".." xlink:type="simple" chart:class="chart:bar" chart:style-name="ch1">
        <chart:legend chart:legend-position="end" svg:x="28.037cm" svg:y="6.399cm" style:legend-expansion="high" chart:style-name="ch2"/>
        <chart:plot-area chart:style-name="ch3" table:cell-range-address="Munkalap1.A2:Munkalap1.A41 Munkalap2.A1:Munkalap2.A2 Munkalap1.C2:Munkalap1.C41 Munkalap1.E2:Munkalap1.E41" chart:data-source-has-labels="both" svg:x="1.077cm" svg:y="1.247cm" svg:width="25.706cm" svg:height="12.001cm">
          <chartooo:coordinate-region svg:x="2.086cm" svg:y="1.459cm" svg:width="24.697cm" svg:height="9.594cm"/>
          <chart:axis chart:dimension="x" chart:name="primary-x" chart:style-name="ch4" chartooo:axis-type="text">
            <chart:categories table:cell-range-address="Munkalap1.A2:Munkalap1.A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unkalap1.C2:Munkalap1.C41" chart:label-cell-address="Munkalap2.A2:Munkalap2.A2" chart:class="chart:bar">
            <chart:data-point chart:repeated="40"/>
          </chart:series>
          <chart:series chart:style-name="ch8" chart:values-cell-range-address="Munkalap1.E2:Munkalap1.E41" chart:label-cell-address="Munkalap2.A1:Munkalap2.A1" chart:class="chart:bar"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Munkalap2.A2:Munkalap2.A2</svg:desc>
                </draw:g>
              </table:table-cell>
              <table:table-cell office:value-type="string">
                <text:p>Gyűjtési időszak</text:p>
                <draw:g>
                  <svg:desc>Munkalap2.A1:Munkalap2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átyolvirág</text:p>
                <draw:g>
                  <svg:desc>Munkalap1.A2:Munkalap1.A41</svg:desc>
                </draw:g>
              </table:table-cell>
              <table:table-cell office:value-type="float" office:value="9">
                <text:p>9</text:p>
                <draw:g>
                  <svg:desc>Munkalap1.C2:Munkalap1.C41</svg:desc>
                </draw:g>
              </table:table-cell>
              <table:table-cell office:value-type="float" office:value="9">
                <text:p>9</text:p>
                <draw:g>
                  <svg:desc>Munkalap1.E2:Munkalap1.E41</svg:desc>
                </draw:g>
              </table:table-cell>
            </table:table-row>
            <table:table-row>
              <table:table-cell office:value-type="string">
                <text:p>Bojtorján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sillagpázsit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Édesgyökér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Ibolya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Fehér fagyöngy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kác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ekete áfonya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üstikefű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émorrfű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csalapu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próbojtorjánfű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akfű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oróka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salán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sarab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serszömörce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sipkerózsa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sombormenta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iófa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zerjófű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algyomfű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ehér mályva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ekete nadálytő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ekete ürömfű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Gólyaorrfű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Gyermekláncfű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ranyvesszőfű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Berkenye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Bodza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ecskefű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ehér árvacsalán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ehér üröm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ekete ribizli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alagonya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yöngyvirág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yujtoványfű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ársfa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omoki gyopár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glic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Windows_x86 LibreOffice_project/89ea49ddacd9aa532507cbf852f2bb22b1ace2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